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Scope.remov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Scope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Scope.get( String name , ObjectFactory &lt; ? &gt; objec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